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ext-properties style:font-name="Liberation Sans" style:font-name-asian="Noto Sans CJK SC Regular" style:font-name-complex="FreeSans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4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9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5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38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39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5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4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7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60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63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68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6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69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3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73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74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1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76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78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70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2" table:default-cell-style-name="ce23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default-cell-style-name="Default"/>
        <table:table-column table:style-name="co2" table:number-columns-repeated="2" table:default-cell-style-name="ce70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</table:table-row>
        <table:table-row table:style-name="ro1">
          <table:table-cell table:style-name="ce2" office:value-type="float" office:value="1.159" calcext:value-type="float">
            <text:p>1.159</text:p>
          </table:table-cell>
          <table:table-cell table:style-name="ce2" office:value-type="float" office:value="1.165" calcext:value-type="float">
            <text:p>1.165</text:p>
          </table:table-cell>
          <table:table-cell table:style-name="ce18" office:value-type="percentage" office:value="0.0174" calcext:value-type="percentage">
            <text:p>1.74%</text:p>
          </table:table-cell>
          <table:table-cell table:style-name="ce18" office:value-type="percentage" office:value="-0.0254" calcext:value-type="percentage">
            <text:p>-2.54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10" table:number-rows-spanned="1">
            <text:p>tttA股</text:p>
          </table:table-cell>
          <table:covered-table-cell table:number-columns-repeated="6" table:style-name="Default"/>
          <table:covered-table-cell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净值</text:p>
          </table:table-cell>
          <table:table-cell table:style-name="ce7" office:value-type="float" office:value="1.116" calcext:value-type="float" table:number-columns-spanned="4" table:number-rows-spanned="1">
            <text:p>1.116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0.0039" calcext:value-type="percentage" table:number-columns-spanned="4" table:number-rows-spanned="1">
            <text:p>0.39%</text:p>
          </table:table-cell>
          <table:covered-table-cell/>
          <table:covered-table-cell table:number-columns-repeated="2" table:style-name="Default"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止损价hhh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9" office:value-type="percentage" office:value="0.2366" calcext:value-type="percentage" table:number-columns-spanned="1" table:number-rows-spanned="2">
            <text:p>23.66%</text:p>
          </table:table-cell>
          <table:table-cell office:value-type="string" calcext:value-type="string">
            <text:p>北京君正</text:p>
          </table:table-cell>
          <table:table-cell office:value-type="percentage" office:value="0.1639" calcext:value-type="percentage">
            <text:p>16.39%</text:p>
          </table:table-cell>
          <table:table-cell office:value-type="float" office:value="29.452" calcext:value-type="float">
            <text:p>29.452</text:p>
          </table:table-cell>
          <table:table-cell office:value-type="float" office:value="31.71" calcext:value-type="float">
            <text:p>31.710</text:p>
          </table:table-cell>
          <table:table-cell office:value-type="percentage" office:value="0" calcext:value-type="percentage">
            <text:p>0.00%</text:p>
          </table:table-cell>
          <table:table-cell table:style-name="ce44" table:formula="of:=[.F6]/[.E6]-1.0014" office:value-type="percentage" office:value="0.0752671193806871" calcext:value-type="percentage">
            <text:p>7.53%</text:p>
          </table:table-cell>
          <table:table-cell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36.815" calcext:value-type="float">
            <text:p>36.815</text:p>
          </table:table-cell>
          <table:table-cell table:formula="of:=IF([.F6]&lt;[.E6]*1.25; 0; [.I6]/1.25*0.92)" office:value-type="float" office:value="0" calcext:value-type="float">
            <text:p>0.000</text:p>
          </table:table-cell>
        </table:table-row>
        <table:table-row table:style-name="ro1">
          <table:covered-table-cell/>
          <table:covered-table-cell table:style-name="ce11"/>
          <table:table-cell office:value-type="string" calcext:value-type="string">
            <text:p>大族激光</text:p>
          </table:table-cell>
          <table:table-cell office:value-type="percentage" office:value="0.0727" calcext:value-type="percentage">
            <text:p>7.27%</text:p>
          </table:table-cell>
          <table:table-cell office:value-type="float" office:value="36.819" calcext:value-type="float">
            <text:p>36.819</text:p>
          </table:table-cell>
          <table:table-cell office:value-type="float" office:value="43.6" calcext:value-type="float">
            <text:p>43.600</text:p>
          </table:table-cell>
          <table:table-cell office:value-type="percentage" office:value="0" calcext:value-type="percentage">
            <text:p>0.00%</text:p>
          </table:table-cell>
          <table:table-cell table:style-name="ce49" table:formula="of:=[.F7]/[.E7]-1.0014" office:value-type="percentage" office:value="0.182771215948288" calcext:value-type="percentage">
            <text:p>18.28%</text:p>
          </table:table-cell>
          <table:table-cell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46.02375" calcext:value-type="float">
            <text:p>46.024</text:p>
          </table:table-cell>
          <table:table-cell table:formula="of:=IF([.F7]&lt;[.E7]*1.25; 0; [.I7]/1.25*0.92)" office:value-type="float" office:value="0" calcext:value-type="float">
            <text:p>0.0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银行</text:p>
          </table:table-cell>
          <table:table-cell table:style-name="ce9" office:value-type="percentage" office:value="0.2008" calcext:value-type="percentage" table:number-columns-spanned="1" table:number-rows-spanned="3">
            <text:p>20.08%</text:p>
          </table:table-cell>
          <table:table-cell office:value-type="string" calcext:value-type="string">
            <text:p>兴业银行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7.29" calcext:value-type="float">
            <text:p>17.290</text:p>
          </table:table-cell>
          <table:table-cell office:value-type="percentage" office:value="0" calcext:value-type="percentage">
            <text:p>0.00%</text:p>
          </table:table-cell>
          <table:table-cell table:style-name="ce35" table:formula="of:=[.F8]/[.E8]-1.0014" office:value-type="percentage" office:value="0.0219191287878786" calcext:value-type="percentage">
            <text:p>2.19%</text:p>
          </table:table-cell>
          <table:table-cell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21.12" calcext:value-type="float">
            <text:p>21.120</text:p>
          </table:table-cell>
          <table:table-cell table:formula="of:=IF([.F8]&lt;[.E8]*1.25; 0; [.I8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民生银行</text:p>
          </table:table-cell>
          <table:table-cell office:value-type="percentage" office:value="0.0802" calcext:value-type="percentage">
            <text:p>8.02%</text:p>
          </table:table-cell>
          <table:table-cell office:value-type="float" office:value="8.582" calcext:value-type="float">
            <text:p>8.582</text:p>
          </table:table-cell>
          <table:table-cell office:value-type="float" office:value="8.02" calcext:value-type="float">
            <text:p>8.020</text:p>
          </table:table-cell>
          <table:table-cell office:value-type="percentage" office:value="0" calcext:value-type="percentage">
            <text:p>0.00%</text:p>
          </table:table-cell>
          <table:table-cell table:style-name="ce38" table:formula="of:=[.F9]/[.E9]-1.0014" office:value-type="percentage" office:value="-0.0668859007224425" calcext:value-type="percentage">
            <text:p>-6.69%</text:p>
          </table:table-cell>
          <table:table-cell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10.7275" calcext:value-type="float">
            <text:p>10.728</text:p>
          </table:table-cell>
          <table:table-cell table:formula="of:=IF([.F9]&lt;[.E9]*1.25; 0; [.I9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平安银行</text:p>
          </table:table-cell>
          <table:table-cell office:value-type="percentage" office:value="0.037" calcext:value-type="percentage">
            <text:p>3.70%</text:p>
          </table:table-cell>
          <table:table-cell office:value-type="float" office:value="10.273" calcext:value-type="float">
            <text:p>10.273</text:p>
          </table:table-cell>
          <table:table-cell office:value-type="float" office:value="11.11" calcext:value-type="float">
            <text:p>11.110</text:p>
          </table:table-cell>
          <table:table-cell office:value-type="percentage" office:value="0" calcext:value-type="percentage">
            <text:p>0.00%</text:p>
          </table:table-cell>
          <table:table-cell table:style-name="ce39" table:formula="of:=[.F10]/[.E10]-1.0014" office:value-type="percentage" office:value="0.0800757130341672" calcext:value-type="percentage">
            <text:p>8.01%</text:p>
          </table:table-cell>
          <table:table-cell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2.84125" calcext:value-type="float">
            <text:p>12.841</text:p>
          </table:table-cell>
          <table:table-cell table:formula="of:=IF([.F10]&lt;[.E10]*1.25; 0; [.I10]/1.25*0.92)" office:value-type="float" office:value="0" calcext:value-type="float">
            <text:p>0.000</text:p>
          </table:table-cell>
        </table:table-row>
        <table:table-row table:style-name="ro1">
          <table:table-cell table:style-name="ce4" office:value-type="string" calcext:value-type="string">
            <text:p>非银金融</text:p>
          </table:table-cell>
          <table:table-cell table:style-name="ce9" office:value-type="percentage" office:value="0.0903" calcext:value-type="percentage">
            <text:p>9.03%</text:p>
          </table:table-cell>
          <table:table-cell office:value-type="string" calcext:value-type="string">
            <text:p>中国平安</text:p>
          </table:table-cell>
          <table:table-cell office:value-type="percentage" office:value="0.0903" calcext:value-type="percentage">
            <text:p>9.03%</text:p>
          </table:table-cell>
          <table:table-cell office:value-type="float" office:value="51.664" calcext:value-type="float">
            <text:p>51.664</text:p>
          </table:table-cell>
          <table:table-cell office:value-type="float" office:value="54.16" calcext:value-type="float">
            <text:p>54.160</text:p>
          </table:table-cell>
          <table:table-cell office:value-type="percentage" office:value="0" calcext:value-type="percentage">
            <text:p>0.00%</text:p>
          </table:table-cell>
          <table:table-cell table:style-name="ce45" table:formula="of:=[.F11]/[.E11]-1.0014" office:value-type="percentage" office:value="0.0469121709507585" calcext:value-type="percentage">
            <text:p>4.69%</text:p>
          </table:table-cell>
          <table:table-cell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64.58" calcext:value-type="float">
            <text:p>64.580</text:p>
          </table:table-cell>
          <table:table-cell table:formula="of:=IF([.F11]&lt;[.E11]*1.25; 0; [.I11]/1.25*0.92)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>
            <text:p><text:s/>交通运输</text:p>
          </table:table-cell>
          <table:table-cell table:style-name="ce9" office:value-type="percentage" office:value="0.0895" calcext:value-type="percentage">
            <text:p>8.95%</text:p>
          </table:table-cell>
          <table:table-cell office:value-type="string" calcext:value-type="string">
            <text:p>白云机场</text:p>
          </table:table-cell>
          <table:table-cell office:value-type="percentage" office:value="0.0895" calcext:value-type="percentage">
            <text:p>8.95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3.09" calcext:value-type="float">
            <text:p>13.090</text:p>
          </table:table-cell>
          <table:table-cell office:value-type="percentage" office:value="0" calcext:value-type="percentage">
            <text:p>0.00%</text:p>
          </table:table-cell>
          <table:table-cell table:style-name="ce54" table:formula="of:=[.F12]/[.E12]-1.0014" office:value-type="percentage" office:value="0.00754095884075845" calcext:value-type="percentage">
            <text:p>0.75%</text:p>
          </table:table-cell>
          <table:table-cell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16.2175" calcext:value-type="float">
            <text:p>16.218</text:p>
          </table:table-cell>
          <table:table-cell table:formula="of:=IF([.F12]&lt;[.E12]*1.25; 0; [.I12]/1.25*0.92)" office:value-type="float" office:value="0" calcext:value-type="float">
            <text:p>0.0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医药生物</text:p>
          </table:table-cell>
          <table:table-cell table:style-name="ce14" office:value-type="percentage" office:value="0.0521" calcext:value-type="percentage" table:number-columns-spanned="1" table:number-rows-spanned="2">
            <text:p>5.21%</text:p>
          </table:table-cell>
          <table:table-cell office:value-type="string" calcext:value-type="string">
            <text:p>新华医疗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20.225" calcext:value-type="float">
            <text:p>20.225</text:p>
          </table:table-cell>
          <table:table-cell office:value-type="float" office:value="17.81" calcext:value-type="float">
            <text:p>17.810</text:p>
          </table:table-cell>
          <table:table-cell office:value-type="percentage" office:value="0" calcext:value-type="percentage">
            <text:p>0.00%</text:p>
          </table:table-cell>
          <table:table-cell table:style-name="ce57" table:formula="of:=[.F13]/[.E13]-1.0014" office:value-type="percentage" office:value="-0.120806674907293" calcext:value-type="percentage">
            <text:p>-12.08%</text:p>
          </table:table-cell>
          <table:table-cell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25.28125" calcext:value-type="float">
            <text:p>25.281</text:p>
          </table:table-cell>
          <table:table-cell table:formula="of:=IF([.F13]&lt;[.E13]*1.25; 0; [.I13]/1.25*0.92)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千金药业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15.087" calcext:value-type="float">
            <text:p>15.087</text:p>
          </table:table-cell>
          <table:table-cell office:value-type="float" office:value="13.45" calcext:value-type="float">
            <text:p>13.450</text:p>
          </table:table-cell>
          <table:table-cell office:value-type="percentage" office:value="0" calcext:value-type="percentage">
            <text:p>0.00%</text:p>
          </table:table-cell>
          <table:table-cell table:style-name="ce60" table:formula="of:=[.F14]/[.E14]-1.0014" office:value-type="percentage" office:value="-0.109904010074899" calcext:value-type="percentage">
            <text:p>-10.99%</text:p>
          </table:table-cell>
          <table:table-cell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8.85875" calcext:value-type="float">
            <text:p>18.859</text:p>
          </table:table-cell>
          <table:table-cell table:formula="of:=IF([.F14]&lt;[.E14]*1.25; 0; [.I14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office:value-type="percentage" office:value="0.0277" calcext:value-type="percentage">
            <text:p>2.77%</text:p>
          </table:table-cell>
          <table:table-cell office:value-type="string" calcext:value-type="string">
            <text:p>东方财富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14.784" calcext:value-type="float">
            <text:p>14.784</text:p>
          </table:table-cell>
          <table:table-cell office:value-type="float" office:value="13.83" calcext:value-type="float">
            <text:p>13.830</text:p>
          </table:table-cell>
          <table:table-cell office:value-type="percentage" office:value="0" calcext:value-type="percentage">
            <text:p>0.00%</text:p>
          </table:table-cell>
          <table:table-cell table:style-name="ce63" table:formula="of:=[.F15]/[.E15]-1.0014" office:value-type="percentage" office:value="-0.0659292207792209" calcext:value-type="percentage">
            <text:p>-6.59%</text:p>
          </table:table-cell>
          <table:table-cell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8.48" calcext:value-type="float">
            <text:p>18.480</text:p>
          </table:table-cell>
          <table:table-cell table:formula="of:=IF([.F15]&lt;[.E15]*1.25; 0; [.I15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257" calcext:value-type="percentage">
            <text:p>2.57%</text:p>
          </table:table-cell>
          <table:table-cell office:value-type="string" calcext:value-type="string">
            <text:p>东土科技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13.705" calcext:value-type="float">
            <text:p>13.705</text:p>
          </table:table-cell>
          <table:table-cell office:value-type="float" office:value="15.39" calcext:value-type="float">
            <text:p>15.390</text:p>
          </table:table-cell>
          <table:table-cell office:value-type="percentage" office:value="0" calcext:value-type="percentage">
            <text:p>0.00%</text:p>
          </table:table-cell>
          <table:table-cell table:style-name="ce68" table:formula="of:=[.F16]/[.E16]-1.0014" office:value-type="percentage" office:value="0.121547829259394" calcext:value-type="percentage">
            <text:p>12.15%</text:p>
          </table:table-cell>
          <table:table-cell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17.13125" calcext:value-type="float">
            <text:p>17.131</text:p>
          </table:table-cell>
          <table:table-cell table:formula="of:=IF([.F16]&lt;[.E16]*1.25; 0; [.I16]/1.25*0.92)" office:value-type="float" office:value="0" calcext:value-type="float">
            <text:p>0.000</text:p>
          </table:table-cell>
        </table:table-row>
        <table:table-row table:style-name="ro2">
          <table:table-cell table:style-name="ce4" office:value-type="string" calcext:value-type="string" table:number-columns-spanned="10" table:number-rows-spanned="1">
            <text:p>ttt美港股</text:p>
          </table:table-cell>
          <table:covered-table-cell table:number-columns-repeated="6" table:style-name="Default"/>
          <table:covered-table-cell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净值</text:p>
          </table:table-cell>
          <table:table-cell table:style-name="ce7" office:value-type="float" office:value="1.363" calcext:value-type="float" table:number-columns-spanned="4" table:number-rows-spanned="1">
            <text:p>1.363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0.0635" calcext:value-type="percentage" table:number-columns-spanned="4" table:number-rows-spanned="1">
            <text:p>6.35%</text:p>
          </table:table-cell>
          <table:covered-table-cell/>
          <table:covered-table-cell table:number-columns-repeated="2" table:style-name="Default"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止损价hhh</text:p>
          </table:table-cell>
        </table:table-row>
        <table:table-row table:style-name="ro1">
          <table:table-cell office:value-type="string" calcext:value-type="string">
            <text:p>地产</text:p>
          </table:table-cell>
          <table:table-cell office:value-type="percentage" office:value="0.0581" calcext:value-type="percentage">
            <text:p>5.81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581" calcext:value-type="percentage">
            <text:p>5.81%</text:p>
          </table:table-cell>
          <table:table-cell table:style-name="ce32" office:value-type="float" office:value="20.9899" calcext:value-type="float">
            <text:p>20.9899</text:p>
          </table:table-cell>
          <table:table-cell table:style-name="ce32" office:value-type="float" office:value="40.9" calcext:value-type="float">
            <text:p>40.9000</text:p>
          </table:table-cell>
          <table:table-cell office:value-type="percentage" office:value="0.1413" calcext:value-type="percentage">
            <text:p>14.13%</text:p>
          </table:table-cell>
          <table:table-cell table:style-name="ce56" table:formula="of:=[.F20]/[.E20]-1.0014" office:value-type="percentage" office:value="0.947156210367843" calcext:value-type="percentage">
            <text:p>94.72%</text:p>
          </table:table-cell>
          <table:table-cell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40.9958984375" calcext:value-type="float">
            <text:p>40.996</text:p>
          </table:table-cell>
          <table:table-cell table:formula="of:=IF([.F20]&lt;[.E20]*1.25; 0; [.I20]/1.25*0.92)" office:value-type="float" office:value="30.17298125" calcext:value-type="float">
            <text:p>30.173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567" calcext:value-type="percentage">
            <text:p>5.67%</text:p>
          </table:table-cell>
          <table:table-cell table:style-name="ce18" office:value-type="string" calcext:value-type="string">
            <text:p>陌陌</text:p>
          </table:table-cell>
          <table:table-cell office:value-type="percentage" office:value="0.0567" calcext:value-type="percentage">
            <text:p>5.67%</text:p>
          </table:table-cell>
          <table:table-cell table:style-name="ce32" office:value-type="float" office:value="36.0063" calcext:value-type="float">
            <text:p>36.0063</text:p>
          </table:table-cell>
          <table:table-cell table:style-name="ce32" office:value-type="float" office:value="31.98" calcext:value-type="float">
            <text:p>31.9800</text:p>
          </table:table-cell>
          <table:table-cell office:value-type="percentage" office:value="0.0201" calcext:value-type="percentage">
            <text:p>2.01%</text:p>
          </table:table-cell>
          <table:table-cell table:style-name="ce69" table:formula="of:=[.F21]/[.E21]-1.0014" office:value-type="percentage" office:value="-0.113222097799552" calcext:value-type="percentage">
            <text:p>-11.32%</text:p>
          </table:table-cell>
          <table:table-cell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45.007875" calcext:value-type="float">
            <text:p>45.008</text:p>
          </table:table-cell>
          <table:table-cell table:formula="of:=IF([.F21]&lt;[.E21]*1.25; 0; [.I21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服务业</text:p>
          </table:table-cell>
          <table:table-cell office:value-type="percentage" office:value="0.0561" calcext:value-type="percentage">
            <text:p>5.61%</text:p>
          </table:table-cell>
          <table:table-cell table:style-name="ce18" office:value-type="string" calcext:value-type="string">
            <text:p><text:s/>赫兹租车</text:p>
          </table:table-cell>
          <table:table-cell office:value-type="percentage" office:value="0.0561" calcext:value-type="percentage">
            <text:p>5.61%</text:p>
          </table:table-cell>
          <table:table-cell table:style-name="ce32" office:value-type="float" office:value="17.808" calcext:value-type="float">
            <text:p>17.8080</text:p>
          </table:table-cell>
          <table:table-cell table:style-name="ce32" office:value-type="float" office:value="25.28" calcext:value-type="float">
            <text:p>25.2800</text:p>
          </table:table-cell>
          <table:table-cell office:value-type="percentage" office:value="0.131" calcext:value-type="percentage">
            <text:p>13.10%</text:p>
          </table:table-cell>
          <table:table-cell table:style-name="ce53" table:formula="of:=[.F22]/[.E22]-1.0014" office:value-type="percentage" office:value="0.418186702605571" calcext:value-type="percentage">
            <text:p>41.82%</text:p>
          </table:table-cell>
          <table:table-cell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27.825" calcext:value-type="float">
            <text:p>27.825</text:p>
          </table:table-cell>
          <table:table-cell table:formula="of:=IF([.F22]&lt;[.E22]*1.25; 0; [.I22]/1.25*0.92)" office:value-type="float" office:value="20.4792" calcext:value-type="float">
            <text:p>20.479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商</text:p>
          </table:table-cell>
          <table:table-cell table:style-name="ce9" office:value-type="percentage" office:value="0.0373" calcext:value-type="percentage" table:number-columns-spanned="1" table:number-rows-spanned="2">
            <text:p>3.73%</text:p>
          </table:table-cell>
          <table:table-cell table:style-name="ce18" office:value-type="string" calcext:value-type="string">
            <text:p>阿里巴巴</text:p>
          </table:table-cell>
          <table:table-cell office:value-type="percentage" office:value="0.0212" calcext:value-type="percentage">
            <text:p>2.12%</text:p>
          </table:table-cell>
          <table:table-cell table:style-name="ce32" office:value-type="float" office:value="142.5909" calcext:value-type="float">
            <text:p>142.5909</text:p>
          </table:table-cell>
          <table:table-cell table:style-name="ce32" office:value-type="float" office:value="173.96" calcext:value-type="float">
            <text:p>173.9600</text:p>
          </table:table-cell>
          <table:table-cell office:value-type="percentage" office:value="0.0376" calcext:value-type="percentage">
            <text:p>3.76%</text:p>
          </table:table-cell>
          <table:table-cell table:style-name="ce73" table:formula="of:=[.F23]/[.E23]-1.0014" office:value-type="percentage" office:value="0.218593702262907" calcext:value-type="percentage">
            <text:p>21.86%</text:p>
          </table:table-cell>
          <table:table-cell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178.238625" calcext:value-type="float">
            <text:p>178.239</text:p>
          </table:table-cell>
          <table:table-cell table:formula="of:=IF([.F23]&lt;[.E23]*1.25; 0; [.I23]/1.25*0.92)" office:value-type="float" office:value="0" calcext:value-type="float">
            <text:p>0.000</text:p>
          </table:table-cell>
        </table:table-row>
        <table:table-row table:style-name="ro1">
          <table:covered-table-cell/>
          <table:covered-table-cell table:style-name="ce11"/>
          <table:table-cell table:style-name="ce18" office:value-type="string" calcext:value-type="string">
            <text:p>聚美优品</text:p>
          </table:table-cell>
          <table:table-cell office:value-type="percentage" office:value="0.0161" calcext:value-type="percentage">
            <text:p>1.61%</text:p>
          </table:table-cell>
          <table:table-cell table:style-name="ce32" office:value-type="float" office:value="2.16" calcext:value-type="float">
            <text:p>2.1600</text:p>
          </table:table-cell>
          <table:table-cell table:style-name="ce32" office:value-type="float" office:value="2.9" calcext:value-type="float">
            <text:p>2.9000</text:p>
          </table:table-cell>
          <table:table-cell office:value-type="percentage" office:value="0" calcext:value-type="percentage">
            <text:p>0.00%</text:p>
          </table:table-cell>
          <table:table-cell table:style-name="ce74" table:formula="of:=[.F24]/[.E24]-1.0014" office:value-type="percentage" office:value="0.341192592592592" calcext:value-type="percentage">
            <text:p>34.12%</text:p>
          </table:table-cell>
          <table:table-cell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3.375" calcext:value-type="float">
            <text:p>3.375</text:p>
          </table:table-cell>
          <table:table-cell table:formula="of:=IF([.F24]&lt;[.E24]*1.25; 0; [.I24]/1.25*0.92)" office:value-type="float" office:value="2.484" calcext:value-type="float">
            <text:p>2.484</text:p>
          </table:table-cell>
        </table:table-row>
        <table:table-row table:style-name="ro1">
          <table:table-cell office:value-type="string" calcext:value-type="string">
            <text:p>黄金及贵金属</text:p>
          </table:table-cell>
          <table:table-cell office:value-type="percentage" office:value="0.0365" calcext:value-type="percentage">
            <text:p>3.65%</text:p>
          </table:table-cell>
          <table:table-cell table:style-name="ce18" office:value-type="string" calcext:value-type="string">
            <text:p>中国黄金国际</text:p>
          </table:table-cell>
          <table:table-cell office:value-type="percentage" office:value="0.0365" calcext:value-type="percentage">
            <text:p>3.65%</text:p>
          </table:table-cell>
          <table:table-cell table:style-name="ce32" office:value-type="float" office:value="14.2672" calcext:value-type="float">
            <text:p>14.2672</text:p>
          </table:table-cell>
          <table:table-cell table:style-name="ce32" office:value-type="float" office:value="12.86" calcext:value-type="float">
            <text:p>12.8600</text:p>
          </table:table-cell>
          <table:table-cell office:value-type="percentage" office:value="-0.0123" calcext:value-type="percentage">
            <text:p>-1.23%</text:p>
          </table:table-cell>
          <table:table-cell table:style-name="ce61" table:formula="of:=[.F25]/[.E25]-1.0014" office:value-type="percentage" office:value="-0.100031826847595" calcext:value-type="percentage">
            <text:p>-10.00%</text:p>
          </table:table-cell>
          <table:table-cell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17.834" calcext:value-type="float">
            <text:p>17.834</text:p>
          </table:table-cell>
          <table:table-cell table:formula="of:=IF([.F25]&lt;[.E25]*1.25; 0; [.I25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采掘</text:p>
          </table:table-cell>
          <table:table-cell office:value-type="percentage" office:value="0.0296" calcext:value-type="percentage">
            <text:p>2.96%</text:p>
          </table:table-cell>
          <table:table-cell table:style-name="ce18" office:value-type="string" calcext:value-type="string">
            <text:p>晶科能源</text:p>
          </table:table-cell>
          <table:table-cell office:value-type="percentage" office:value="0.0296" calcext:value-type="percentage">
            <text:p>2.96%</text:p>
          </table:table-cell>
          <table:table-cell table:style-name="ce32" office:value-type="float" office:value="26.1" calcext:value-type="float">
            <text:p>26.1000</text:p>
          </table:table-cell>
          <table:table-cell table:style-name="ce32" office:value-type="float" office:value="24.26" calcext:value-type="float">
            <text:p>24.2600</text:p>
          </table:table-cell>
          <table:table-cell office:value-type="percentage" office:value="-0.0277" calcext:value-type="percentage">
            <text:p>-2.77%</text:p>
          </table:table-cell>
          <table:table-cell table:style-name="ce76" table:formula="of:=[.F26]/[.E26]-1.0014" office:value-type="percentage" office:value="-0.0718980842911878" calcext:value-type="percentage">
            <text:p>-7.19%</text:p>
          </table:table-cell>
          <table:table-cell table:formula="of:=IF([.E26]*1.25 &gt; [.F26];[.E26]*1.25; IF([.E26]*1.25^2 &gt; [.F26];[.E26]*1.25^2; IF([.E26]*1.25^3 &gt; [.F26];[.E26]*1.25^3; IF([.E26]*1.25^4 &gt; [.F26];[.E26]*1.25^4; IF([.E26]*1.25^5 &gt; [.F26];[.E26]*1.25^5; IF([.E26]*1.25^6 &gt; [.F26];[.E26]*1.25^6; [.E26]*1.25^7))))))" office:value-type="float" office:value="32.625" calcext:value-type="float">
            <text:p>32.625</text:p>
          </table:table-cell>
          <table:table-cell table:formula="of:=IF([.F26]&lt;[.E26]*1.25; 0; [.I26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285" calcext:value-type="percentage">
            <text:p>2.85%</text:p>
          </table:table-cell>
          <table:table-cell table:style-name="ce18" office:value-type="string" calcext:value-type="string">
            <text:p>Facebook</text:p>
          </table:table-cell>
          <table:table-cell office:value-type="percentage" office:value="0.0285" calcext:value-type="percentage">
            <text:p>2.85%</text:p>
          </table:table-cell>
          <table:table-cell table:style-name="ce32" office:value-type="float" office:value="154.1467" calcext:value-type="float">
            <text:p>154.1467</text:p>
          </table:table-cell>
          <table:table-cell table:style-name="ce32" office:value-type="float" office:value="171.3" calcext:value-type="float">
            <text:p>171.3000</text:p>
          </table:table-cell>
          <table:table-cell office:value-type="percentage" office:value="0.008" calcext:value-type="percentage">
            <text:p>0.80%</text:p>
          </table:table-cell>
          <table:table-cell table:style-name="ce78" table:formula="of:=[.F27]/[.E27]-1.0014" office:value-type="percentage" office:value="0.109879060790792" calcext:value-type="percentage">
            <text:p>10.99%</text:p>
          </table:table-cell>
          <table:table-cell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192.683375" calcext:value-type="float">
            <text:p>192.683</text:p>
          </table:table-cell>
          <table:table-cell table:formula="of:=IF([.F27]&lt;[.E27]*1.25; 0; [.I27]/1.25*0.92)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 table:number-columns-repeated="2" table:style-name="ce11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</table:table-row>
        <table:table-row table:style-name="ro3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上月净值hhh</text:p>
          </table:table-cell>
          <table:table-cell table:style-name="ce1" office:value-type="string" calcext:value-type="string">
            <text:p>本月净值hhh</text:p>
          </table:table-cell>
          <table:table-cell table:style-name="ce1" office:value-type="string" calcext:value-type="string">
            <text:p>月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ce19" office:value-type="float" office:value="1.3" calcext:value-type="float">
            <text:p>1.3</text:p>
          </table:table-cell>
          <table:table-cell table:style-name="Default" office:value-type="float" office:value="1.514" calcext:value-type="float">
            <text:p>1.514</text:p>
          </table:table-cell>
          <table:table-cell table:formula="of:=[.C30]/[.B30]-1" office:value-type="percentage" office:value="0.164615384615385" calcext:value-type="percentage">
            <text:p>16.46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ce19" office:value-type="float" office:value="1.126" calcext:value-type="float">
            <text:p>1.126</text:p>
          </table:table-cell>
          <table:table-cell table:style-name="Default" office:value-type="float" office:value="1.148" calcext:value-type="float">
            <text:p>1.148</text:p>
          </table:table-cell>
          <table:table-cell table:formula="of:=[.C31]/[.B31]-1" office:value-type="percentage" office:value="0.0195381882770871" calcext:value-type="percentage">
            <text:p>1.95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 style:data-style-name="N2" text:time-value="19:03:38.879117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10-07T19:05:03.200771214</dc:date>
    <meta:editing-duration>PT6H6M1S</meta:editing-duration>
    <meta:editing-cycles>48</meta:editing-cycles>
    <meta:generator>LibreOffice/5.3.1.2$Linux_X86_64 LibreOffice_project/30m0$Build-2</meta:generator>
    <meta:document-statistic meta:table-count="1" meta:cell-count="267" meta:object-count="0"/>
  </office:meta>
</office:document-meta>
</file>